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847338221850305725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5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2"><text:soft-page-break/><text:span text:style-name="T2">Sat 8/12/2017</text:span> 8.5 miles</text:p>
      <text:p text:style-name="P11">Jim Fitch and I ran and walked 8.5 miles on <text:s/>hilly roads and averaged about 12:30/mile.</text:p>
      <text:p text:style-name="P11">The sum of all the elevation gains was about 1000 ft as measured by Google Earth. <text:s/>We ran the long downhills (each about 2 miles) and alternated walking and running ¼ miles on the long uphills (each about 2 miles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2T14:04:46.76</dc:date>
    <dc:creator>James Lombardi</dc:creator>
    <meta:editing-duration>PT12H46M33S</meta:editing-duration>
    <meta:editing-cycles>75</meta:editing-cycles>
    <meta:generator>OpenOffice/4.1.2$Win32 OpenOffice.org_project/412m3$Build-9782</meta:generator>
    <meta:document-statistic meta:table-count="0" meta:image-count="0" meta:object-count="0" meta:page-count="5" meta:paragraph-count="95" meta:word-count="1677" meta:character-count="8602"/>
  </office:meta>
</office:document-meta>
</file>